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DBSourceFactory.getSource( String location , Map parameter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XMLDBSourceFactory.configure( final Configuration conf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XMLDBSourceFactory.release( org . apache . excalibur . source .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